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officeooo:rsid="001adc05" officeooo:paragraph-rsid="001adc05"/>
    </style:style>
    <style:style style:name="P2" style:family="paragraph" style:parent-style-name="Standard">
      <style:text-properties style:font-name="Liberation Sans" fo:font-weight="bold" officeooo:rsid="001adc05" officeooo:paragraph-rsid="001adc05" style:font-weight-asian="bold" style:font-weight-complex="bold"/>
    </style:style>
    <style:style style:name="P3" style:family="paragraph" style:parent-style-name="Standard">
      <style:text-properties style:font-name="Liberation Sans" fo:font-weight="bold" officeooo:rsid="001c8f10" officeooo:paragraph-rsid="001c8f10" style:font-weight-asian="bold" style:font-weight-complex="bold"/>
    </style:style>
    <style:style style:name="P4" style:family="paragraph" style:parent-style-name="Standard">
      <style:text-properties style:font-name="Liberation Sans" fo:font-weight="bold" officeooo:rsid="001d5257" officeooo:paragraph-rsid="001d5257" style:font-weight-asian="bold" style:font-weight-complex="bold"/>
    </style:style>
    <style:style style:name="P5" style:family="paragraph" style:parent-style-name="Standard">
      <style:text-properties style:font-name="Liberation Sans" fo:font-weight="bold" officeooo:rsid="001d5257" officeooo:paragraph-rsid="001eb3ed" style:font-weight-asian="bold" style:font-weight-complex="bold"/>
    </style:style>
    <style:style style:name="P6" style:family="paragraph" style:parent-style-name="Standard">
      <style:text-properties style:font-name="Liberation Sans" fo:font-weight="bold" officeooo:rsid="001eb3ed" officeooo:paragraph-rsid="001eb3ed" style:font-weight-asian="bold" style:font-weight-complex="bold"/>
    </style:style>
    <style:style style:name="P7" style:family="paragraph" style:parent-style-name="Standard">
      <style:text-properties style:font-name="Liberation Sans" fo:font-weight="normal" officeooo:rsid="001adc05" officeooo:paragraph-rsid="001adc05" style:font-weight-asian="normal" style:font-weight-complex="normal"/>
    </style:style>
    <style:style style:name="P8" style:family="paragraph" style:parent-style-name="Standard">
      <style:paragraph-properties fo:text-align="start" style:justify-single-word="false"/>
      <style:text-properties style:font-name="Liberation Sans" fo:font-weight="normal" officeooo:rsid="001b9765" officeooo:paragraph-rsid="001b9765" style:font-weight-asian="normal" style:font-weight-complex="normal"/>
    </style:style>
    <style:style style:name="P9" style:family="paragraph" style:parent-style-name="Standard">
      <style:text-properties style:font-name="Liberation Sans" fo:font-weight="normal" officeooo:rsid="001eb3ed" officeooo:paragraph-rsid="001eb3ed" style:font-weight-asian="normal" style:font-weight-complex="normal"/>
    </style:style>
    <style:style style:name="P10" style:family="paragraph" style:parent-style-name="Standard">
      <style:text-properties style:font-name="Liberation Sans" fo:font-weight="normal" officeooo:rsid="001f5526" officeooo:paragraph-rsid="001f5526" style:font-weight-asian="normal" style:font-weight-complex="normal"/>
    </style:style>
    <style:style style:name="P11" style:family="paragraph" style:parent-style-name="Standard">
      <style:text-properties style:font-name="Liberation Sans" fo:font-weight="normal" officeooo:rsid="002071fc" officeooo:paragraph-rsid="002071fc" style:font-weight-asian="normal" style:font-weight-complex="normal"/>
    </style:style>
    <style:style style:name="P12" style:family="paragraph" style:parent-style-name="Standard">
      <style:text-properties style:font-name="Liberation Sans" fo:font-weight="normal" officeooo:rsid="0023de2a" officeooo:paragraph-rsid="0023de2a" style:font-weight-asian="normal" style:font-weight-complex="normal"/>
    </style:style>
    <style:style style:name="P13" style:family="paragraph" style:parent-style-name="Standard">
      <style:text-properties style:font-name="Liberation Sans" fo:font-weight="normal" officeooo:rsid="00240d6f" officeooo:paragraph-rsid="00240d6f" style:font-weight-asian="normal" style:font-weight-complex="normal"/>
    </style:style>
    <style:style style:name="P14" style:family="paragraph" style:parent-style-name="Standard">
      <style:text-properties style:font-name="Liberation Sans" fo:font-weight="normal" officeooo:rsid="001c8f10" officeooo:paragraph-rsid="001c8f10" style:font-weight-asian="normal" style:font-weight-complex="normal"/>
    </style:style>
    <style:style style:name="P15" style:family="paragraph" style:parent-style-name="Standard">
      <style:text-properties style:font-name="Liberation Sans" fo:font-weight="normal" officeooo:rsid="001d5257" officeooo:paragraph-rsid="001c8f10" style:font-weight-asian="normal" style:font-weight-complex="normal"/>
    </style:style>
    <style:style style:name="P16" style:family="paragraph" style:parent-style-name="Standard" style:list-style-name="L1">
      <style:text-properties style:font-name="Liberation Sans" fo:font-weight="normal" officeooo:rsid="00261f24" officeooo:paragraph-rsid="00261f24" style:font-weight-asian="normal" style:font-weight-complex="normal"/>
    </style:style>
    <style:style style:name="P17" style:family="paragraph" style:parent-style-name="Standard" style:list-style-name="L2">
      <style:text-properties style:font-name="Liberation Sans" fo:font-weight="normal" officeooo:rsid="00261f24" officeooo:paragraph-rsid="00261f24" style:font-weight-asian="normal" style:font-weight-complex="normal"/>
    </style:style>
    <style:style style:name="P18" style:family="paragraph" style:parent-style-name="Standard" style:list-style-name="L2">
      <style:text-properties style:font-name="Liberation Sans" fo:font-weight="normal" officeooo:rsid="001eb3ed" officeooo:paragraph-rsid="001eb3ed" style:font-weight-asian="normal" style:font-weight-complex="normal"/>
    </style:style>
    <style:style style:name="P19" style:family="paragraph" style:parent-style-name="Standard" style:list-style-name="L3">
      <style:text-properties style:font-name="Liberation Sans" fo:font-weight="normal" officeooo:rsid="001f5526" officeooo:paragraph-rsid="001f5526" style:font-weight-asian="normal" style:font-weight-complex="normal"/>
    </style:style>
    <style:style style:name="P20" style:family="paragraph" style:parent-style-name="Standard" style:list-style-name="L4">
      <style:text-properties style:font-name="Liberation Sans" fo:font-weight="normal" officeooo:rsid="002071fc" officeooo:paragraph-rsid="002071fc" style:font-weight-asian="normal" style:font-weight-complex="normal"/>
    </style:style>
    <style:style style:name="P21" style:family="paragraph" style:parent-style-name="Standard" style:list-style-name="L5">
      <style:text-properties style:font-name="Liberation Sans" fo:font-weight="normal" officeooo:rsid="002071fc" officeooo:paragraph-rsid="002071fc" style:font-weight-asian="normal" style:font-weight-complex="normal"/>
    </style:style>
    <style:style style:name="P22" style:family="paragraph" style:parent-style-name="Standard" style:list-style-name="L6">
      <style:text-properties style:font-name="Liberation Sans" fo:font-weight="normal" officeooo:rsid="002071fc" officeooo:paragraph-rsid="002071fc" style:font-weight-asian="normal" style:font-weight-complex="normal"/>
    </style:style>
    <style:style style:name="P23" style:family="paragraph" style:parent-style-name="Standard" style:list-style-name="L7">
      <style:text-properties style:font-name="Liberation Sans" fo:font-weight="normal" officeooo:rsid="002071fc" officeooo:paragraph-rsid="002b67cd" style:font-weight-asian="normal" style:font-weight-complex="normal"/>
    </style:style>
    <style:style style:name="P24" style:family="paragraph" style:parent-style-name="Standard" style:list-style-name="L8">
      <style:text-properties style:font-name="Liberation Sans" fo:font-weight="normal" officeooo:rsid="002071fc" officeooo:paragraph-rsid="002071fc" style:font-weight-asian="normal" style:font-weight-complex="normal"/>
    </style:style>
    <style:style style:name="P25" style:family="paragraph" style:parent-style-name="Standard" style:list-style-name="L9">
      <style:text-properties style:font-name="Liberation Sans" fo:font-weight="normal" officeooo:rsid="002071fc" officeooo:paragraph-rsid="002071fc" style:font-weight-asian="normal" style:font-weight-complex="normal"/>
    </style:style>
    <style:style style:name="P26" style:family="paragraph" style:parent-style-name="Standard" style:list-style-name="L10">
      <style:text-properties style:font-name="Liberation Sans" fo:font-weight="normal" officeooo:rsid="002071fc" officeooo:paragraph-rsid="002071fc" style:font-weight-asian="normal" style:font-weight-complex="normal"/>
    </style:style>
    <style:style style:name="P27" style:family="paragraph" style:parent-style-name="Standard" style:list-style-name="L11">
      <style:text-properties style:font-name="Liberation Sans" fo:font-weight="normal" officeooo:rsid="002071fc" officeooo:paragraph-rsid="002071fc" style:font-weight-asian="normal" style:font-weight-complex="normal"/>
    </style:style>
    <style:style style:name="P28" style:family="paragraph" style:parent-style-name="Standard" style:list-style-name="L12">
      <style:text-properties style:font-name="Liberation Sans" fo:font-weight="normal" officeooo:rsid="002071fc" officeooo:paragraph-rsid="0026a94a" style:font-weight-asian="normal" style:font-weight-complex="normal"/>
    </style:style>
    <style:style style:name="P29" style:family="paragraph" style:parent-style-name="Standard">
      <style:text-properties style:font-name="Liberation Sans" fo:font-weight="normal" officeooo:rsid="002071fc" officeooo:paragraph-rsid="002071fc" style:font-weight-asian="normal" style:font-weight-complex="normal"/>
    </style:style>
    <style:style style:name="P30" style:family="paragraph" style:parent-style-name="Standard" style:list-style-name="L10">
      <style:text-properties style:font-name="Liberation Sans" fo:font-weight="normal" officeooo:rsid="0023de2a" officeooo:paragraph-rsid="0023de2a" style:font-weight-asian="normal" style:font-weight-complex="normal"/>
    </style:style>
    <style:style style:name="P31" style:family="paragraph" style:parent-style-name="Standard">
      <style:text-properties style:font-name="Liberation Sans" fo:font-weight="bold" officeooo:rsid="001adc05" officeooo:paragraph-rsid="001d5257" style:font-weight-asian="bold" style:font-weight-complex="bold"/>
    </style:style>
    <style:style style:name="P32" style:family="paragraph" style:parent-style-name="Standard">
      <style:text-properties style:font-name="Liberation Sans" fo:font-weight="bold" officeooo:rsid="0023de2a" officeooo:paragraph-rsid="0023de2a" style:font-weight-asian="bold" style:font-weight-complex="bold"/>
    </style:style>
    <style:style style:name="T1" style:family="text">
      <style:text-properties officeooo:rsid="001c8f10"/>
    </style:style>
    <style:style style:name="T2" style:family="text">
      <style:text-properties fo:font-weight="normal" style:font-weight-asian="normal" style:font-weight-complex="normal"/>
    </style:style>
    <style:style style:name="T3" style:family="text">
      <style:text-properties fo:font-weight="normal" officeooo:rsid="001d5257" style:font-weight-asian="normal" style:font-weight-complex="normal"/>
    </style:style>
    <style:style style:name="T4" style:family="text">
      <style:text-properties fo:font-weight="normal" officeooo:rsid="001eb3ed" style:font-weight-asian="normal" style:font-weight-complex="normal"/>
    </style:style>
    <style:style style:name="T5" style:family="text">
      <style:text-properties fo:font-weight="normal" officeooo:rsid="00286322" style:font-weight-asian="normal" style:font-weight-complex="normal"/>
    </style:style>
    <style:style style:name="T6" style:family="text">
      <style:text-properties fo:font-weight="normal" officeooo:rsid="0029b4ef" style:font-weight-asian="normal" style:font-weight-complex="normal"/>
    </style:style>
    <style:style style:name="T7" style:family="text">
      <style:text-properties style:font-name="Liberation Mono"/>
    </style:style>
    <style:style style:name="T8" style:family="text">
      <style:text-properties style:font-name="Liberation Mono" fo:font-weight="normal" style:font-weight-asian="normal" style:font-weight-complex="normal"/>
    </style:style>
    <style:style style:name="T9" style:family="text">
      <style:text-properties style:font-name="Liberation Mono" fo:font-weight="normal" officeooo:rsid="001d5257" style:font-weight-asian="normal" style:font-weight-complex="normal"/>
    </style:style>
    <style:style style:name="T10" style:family="text">
      <style:text-properties style:font-name="Liberation Mono" fo:font-weight="normal" officeooo:rsid="001eb3ed" style:font-weight-asian="normal" style:font-weight-complex="normal"/>
    </style:style>
    <style:style style:name="T11" style:family="text">
      <style:text-properties style:font-name="Liberation Mono" officeooo:rsid="00261f24"/>
    </style:style>
    <style:style style:name="T12" style:family="text">
      <style:text-properties style:font-name="Liberation Mono" officeooo:rsid="0021bd53"/>
    </style:style>
    <style:style style:name="T13" style:family="text">
      <style:text-properties style:font-name="Liberation Mono" officeooo:rsid="0023de2a"/>
    </style:style>
    <style:style style:name="T14" style:family="text">
      <style:text-properties style:font-name="Liberation Mono" officeooo:rsid="001f5526"/>
    </style:style>
    <style:style style:name="T15" style:family="text">
      <style:text-properties officeooo:rsid="001f5526"/>
    </style:style>
    <style:style style:name="T16" style:family="text">
      <style:text-properties officeooo:rsid="0021bd53"/>
    </style:style>
    <style:style style:name="T17" style:family="text">
      <style:text-properties officeooo:rsid="00229e83"/>
    </style:style>
    <style:style style:name="T18" style:family="text">
      <style:text-properties officeooo:rsid="0022adb5"/>
    </style:style>
    <style:style style:name="T19" style:family="text">
      <style:text-properties officeooo:rsid="0023de2a"/>
    </style:style>
    <style:style style:name="T20" style:family="text">
      <style:text-properties officeooo:rsid="0025cb21"/>
    </style:style>
    <style:style style:name="T21" style:family="text">
      <style:text-properties officeooo:rsid="00261f24"/>
    </style:style>
    <style:style style:name="T22" style:family="text">
      <style:text-properties style:font-name="Liberation Sans"/>
    </style:style>
    <style:style style:name="T23" style:family="text">
      <style:text-properties style:font-name="Liberation Sans" officeooo:rsid="0021bd53"/>
    </style:style>
    <style:style style:name="T24" style:family="text">
      <style:text-properties style:font-name="Liberation Sans" officeooo:rsid="0026a94a"/>
    </style:style>
    <style:style style:name="T25" style:family="text">
      <style:text-properties officeooo:rsid="0026a94a"/>
    </style:style>
    <style:style style:name="T26" style:family="text">
      <style:text-properties officeooo:rsid="0029b4ef"/>
    </style:style>
    <style:style style:name="T27" style:family="text">
      <style:text-properties officeooo:rsid="002b67c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 5130</text:p>
      <text:p text:style-name="P2">Project 1</text:p>
      <text:p text:style-name="P2">Robbie Watling</text:p>
      <text:p text:style-name="P1"/>
      <text:p text:style-name="P6">About Project 1</text:p>
      <text:p text:style-name="P8"/>
      <text:p text:style-name="P8">This project performs an LLVM pass to perform basic block analysis through the generation of histograms. This is done by running Clang on a given C program. We pass an optimization level and instruct Clang to produce bit code that will be used by LLVM in the next step. We then run the LLVM disassembled which translates the byte code into that is a human readable LLVM assembly file <text:span text:style-name="T1">which is an intermediate representation of our original C program. We then perform a pass this representation and generate histograms of the number of lines in each basic block for each function. Additionally we generate histograms of the number of lines that contain a load instruction in each basic block for each function. Following this we display the average number of lines in a basic block for all of the instructions as well as the average number of lines in a basic block for the load instructions.</text:span></text:p>
      <text:p text:style-name="P2"/>
      <text:p text:style-name="P2">Implementation</text:p>
      <text:p text:style-name="P3"><text:span text:style-name="T2">The LLVM pass is performed in a C++ program called </text:span><text:span text:style-name="T8">BasicBlockHist</text:span><text:span text:style-name="T2">. This program borrows much of its code from </text:span><text:span text:style-name="T8">Hello</text:span><text:span text:style-name="T2"> program as instructed by the project </text:span><text:span text:style-name="T4">description</text:span><text:span text:style-name="T2">. The Hello program utilizes the </text:span><text:span text:style-name="T8">runOnFunction</text:span><text:span text:style-name="T2"> procedure and prints a message to standard error when it encounters a new function. This implementation separated the </text:span><text:span text:style-name="T8">runOnFunction</text:span><text:span text:style-name="T2"> procedure definition and implementation for readability. </text:span><text:span text:style-name="T4">This function generates the information requested by the project description.</text:span></text:p>
      <text:p text:style-name="P14"/>
      <text:p text:style-name="P5"><text:span text:style-name="T2">The information </text:span><text:span text:style-name="T4">that is printed was</text:span><text:span text:style-name="T2"> obtained by using the iterators supplied by the LLVM source tree. In particular, the LLVM </text:span><text:span text:style-name="T4">Function Class’</text:span><text:span text:style-name="T2"> Basic Block iterator and the </text:span><text:span text:style-name="T4">LLVM Basic Block Class’ instruction iterator. This allows us to create a nested for loop to iterate over all of the instructions. In this for loop we also check for loads by utilizing the LLVM Instruction Class’ </text:span><text:span text:style-name="T10">getOpcode()</text:span><text:span text:style-name="T4"> function to obtain the instruction type. We compare this instruction type to the load instruction class which performs the comparison as expected due to the clever design of the LLVM source code.</text:span></text:p>
      <text:p text:style-name="P14"/>
      <text:p text:style-name="P3"><text:span text:style-name="T2">The </text:span><text:span text:style-name="T8">BasicBlockHist</text:span><text:span text:style-name="T2"> version of </text:span><text:span text:style-name="T8">runOnFunction</text:span><text:span text:style-name="T2"> utilizes integer arrays to keep track of the counts of each size of basic block encountered in a function. </text:span><text:span text:style-name="T3">We do this by using the size of the basic block as the index to the array which is observed by </text:span><text:span text:style-name="T9">allCount</text:span><text:span text:style-name="T3"> for all instructions and </text:span><text:span text:style-name="T9">loadCount</text:span><text:span text:style-name="T3"> for load instruction. </text:span><text:span text:style-name="T2">These arrays are of size 1024 as defined by a constant at the top of the program </text:span><text:span text:style-name="T8">BB_MAX_INSTS</text:span><text:span text:style-name="T2">. </text:span><text:span text:style-name="T3">This definition could be problematic if the number of lines in a basic block is greater than 1024 as we would access an index that is out of bounds. Originally, when we had the constant defined as </text:span><text:span text:style-name="T5">64</text:span><text:span text:style-name="T3"> we encountered this problem on the Stanford test benchmark </text:span><text:span text:style-name="T9">Oscar</text:span><text:span text:style-name="T3">. For this project, our constant definition of 1024 is sufficient, but in a more high stakes scenario the use of vectors found in C++ might be better. However it should be noted that the arrays </text:span><text:span text:style-name="T6">used</text:span><text:span text:style-name="T3"> in </text:span><text:span text:style-name="T6">this</text:span><text:span text:style-name="T3"> project have significantly less overhead.</text:span></text:p>
      <text:p text:style-name="P15"/>
      <text:p text:style-name="P4"><text:span text:style-name="T2">Additionally, in </text:span><text:span text:style-name="T8">runOnFunction</text:span><text:span text:style-name="T2">, the sum of the number of lines is calculated for all instructions and load instructions through </text:span><text:span text:style-name="T8">allSum</text:span><text:span text:style-name="T2"> and </text:span><text:span text:style-name="T8">loadSum</text:span><text:span text:style-name="T2"> respectively. Then the </text:span><text:soft-page-break/><text:span text:style-name="T2">average block sizes can be calculated by dividing the sum by the total. We are then able to print the histograms and averages.</text:span></text:p>
      <text:p text:style-name="P31"/>
      <text:p text:style-name="P2"><text:span text:style-name="T26">Analysis of </text:span>Clang Options and Basic Block Size</text:p>
      <text:p text:style-name="P7"/>
      <text:p text:style-name="P13">Below is a summary of the effects of the optimization level on the basic block size for the Stanford benchmarks from the LLVM test suite.</text:p>
      <text:p text:style-name="P7"/>
      <text:p text:style-name="P9">Bubblesort</text:p>
      <text:list xml:id="list244423720" text:style-name="L1">
        <text:list-item>
          <text:p text:style-name="P16">Optimization level 3 output often has smaller blocks for all types of instructions and loads.</text:p>
        </text:list-item>
      </text:list>
      <text:list xml:id="list726665434" text:style-name="L2">
        <text:list-item>
          <text:p text:style-name="P17">The functions <text:span text:style-name="T7">bInitArr</text:span><text:span text:style-name="T22"> and </text:span><text:span text:style-name="T7">Bubble</text:span><text:span text:style-name="T22"> have a block of size 21 when the optimization level is 0, but the largest block size for those functions at optimization level 3 is 13. It also appears the the number of loads are significantly reduced so some array optimization likely took place.</text:span></text:p>
        </text:list-item>
        <text:list-item>
          <text:p text:style-name="P18"><text:span text:style-name="T15">Main has </text:span><text:span text:style-name="T21">larger block sizes</text:span><text:span text:style-name="T15"> </text:span><text:span text:style-name="T21">at optimization level 3.</text:span><text:span text:style-name="T15"> This seems counterintuitive but assuming </text:span><text:span text:style-name="T21">a higher level of optimization is better, the</text:span><text:span text:style-name="T15"> hypothesis is that the calling structure of the program </text:span><text:span text:style-name="T21">better accounted for at the higher optimization level.</text:span><text:span text:style-name="T15"> </text:span><text:span text:style-name="T21">This may be</text:span><text:span text:style-name="T15"> because main is often called once and </text:span><text:span text:style-name="T11">B</text:span><text:span text:style-name="T14">ubblesort</text:span><text:span text:style-name="T15"> could or is called several times.</text:span></text:p>
        </text:list-item>
      </text:list>
      <text:p text:style-name="P9"/>
      <text:p text:style-name="P10">Initrand</text:p>
      <text:list xml:id="list3723827464" text:style-name="L3">
        <text:list-item>
          <text:p text:style-name="P19"><text:span text:style-name="T21">Initializations</text:span> are sometimes larger <text:span text:style-name="T21">at optimization level three</text:span> but the operating functions often exhibit less loads. <text:span text:style-name="T21">As with the previous benchmark. This may be because the higher optimization level understands the relationship between function calls and their respective memory accesses.</text:span></text:p>
        </text:list-item>
      </text:list>
      <text:p text:style-name="P10"/>
      <text:p text:style-name="P11">IntMM</text:p>
      <text:list xml:id="list2196214568" text:style-name="L4">
        <text:list-item>
          <text:p text:style-name="P20"><text:span text:style-name="T21">In</text:span> <text:span text:style-name="T7">Initmatrix</text:span> the <text:span text:style-name="T21">number </text:span><text:span text:style-name="T25">of instructions in</text:span><text:span text:style-name="T21"> blocks</text:span> <text:span text:style-name="T21">at optimization level 3 </text:span>is <text:span text:style-name="T25">larger than that of optimization level 0</text:span>. However, it has only one load compared to <text:span text:style-name="T21">optimization level 0. Optimization level 0 has significantly more load blocks.</text:span></text:p>
        </text:list-item>
        <text:list-item>
          <text:p text:style-name="P20"><text:span text:style-name="T21">The o</text:span>perating functions <text:span text:style-name="T21">(functions assumed to be more computational)</text:span> have significantly smaller blocks.</text:p>
        </text:list-item>
      </text:list>
      <text:p text:style-name="P11"/>
      <text:p text:style-name="P11">Oscar</text:p>
      <text:list xml:id="list16253373" text:style-name="L5">
        <text:list-item>
          <text:p text:style-name="P21"><text:span text:style-name="T16">Many functions </text:span><text:span text:style-name="T21">at optimization level 0</text:span><text:span text:style-name="T16"> have smaller blocks.</text:span></text:p>
        </text:list-item>
        <text:list-item>
          <text:p text:style-name="P21"><text:span text:style-name="T16">It is difficult to say whether higher optimization level improves code’s performance </text:span><text:span text:style-name="T21">for this benchmark </text:span><text:span text:style-name="T16">as the block sizes are smaller for opt</text:span><text:span text:style-name="T21">imization level</text:span><text:span text:style-name="T16"> 0 in some cases and </text:span><text:span text:style-name="T21">smaller for optimization level 3 </text:span><text:span text:style-name="T16">in others. The better performing code likely has smaller block size on frequently performed functions.</text:span></text:p>
        </text:list-item>
      </text:list>
      <text:p text:style-name="P11"/>
      <text:p text:style-name="P11">Perm</text:p>
      <text:list xml:id="list1248057231" text:style-name="L6">
        <text:list-item>
          <text:p text:style-name="P22"><text:span text:style-name="T21">The </text:span><text:span text:style-name="T11">Main</text:span><text:span text:style-name="T12"> </text:span><text:span text:style-name="T23">function</text:span><text:span text:style-name="T16"> has much larger block size which is strange for opt</text:span><text:span text:style-name="T21">imization level 3. This may be due to some sort of unrolling optimization.</text:span></text:p>
        </text:list-item>
        <text:list-item>
          <text:p text:style-name="P22"><text:span text:style-name="T21">Many of the</text:span><text:span text:style-name="T16"> functions </text:span><text:span text:style-name="T21">have</text:span><text:span text:style-name="T16"> smaller block size</text:span><text:span text:style-name="T21">s</text:span><text:span text:style-name="T16"> for opt</text:span><text:span text:style-name="T21">imization level</text:span><text:span text:style-name="T16"> 3.</text:span></text:p>
          <text:p text:style-name="P22"/>
        </text:list-item>
      </text:list>
      <text:p text:style-name="P11"/>
      <text:p text:style-name="P11"/>
      <text:p text:style-name="P11"><text:soft-page-break/>Puzzle</text:p>
      <text:list xml:id="list2672094306" text:style-name="L7">
        <text:list-item>
          <text:p text:style-name="P23"><text:span text:style-name="T17">Many of the called functions are more optimal for opt</text:span><text:span text:style-name="T25">imization level</text:span><text:span text:style-name="T17"> 3, </text:span><text:span text:style-name="T25">especially</text:span><text:span text:style-name="T17"> memory intensive functions </text:span><text:span text:style-name="T25">(many load instructions) </text:span><text:span text:style-name="T17">from a glance. </text:span></text:p>
        </text:list-item>
        <text:list-item>
          <text:p text:style-name="P23"><text:span text:style-name="T27">Similar to</text:span><text:span text:style-name="T17"> </text:span><text:span text:style-name="T25">the </text:span><text:span text:style-name="T17">main </text:span><text:span text:style-name="T25">function </text:span><text:span text:style-name="T17">in Perm, Puzzle’s puzzle function and main have some large blocks </text:span><text:span text:style-name="T25">at optimization level</text:span><text:span text:style-name="T17"> 3</text:span></text:p>
        </text:list-item>
      </text:list>
      <text:p text:style-name="P11"/>
      <text:p text:style-name="P11">Queens</text:p>
      <text:list xml:id="list3824849628" text:style-name="L8">
        <text:list-item>
          <text:p text:style-name="P24"><text:span text:style-name="T18">Overall opt</text:span><text:span text:style-name="T25">imization level</text:span><text:span text:style-name="T18"> 3 significantly reduced all types of instructions.</text:span></text:p>
        </text:list-item>
      </text:list>
      <text:p text:style-name="P11"/>
      <text:p text:style-name="P11">Quicksort</text:p>
      <text:list xml:id="list583105086" text:style-name="L9">
        <text:list-item>
          <text:p text:style-name="P25"><text:span text:style-name="T19">Opt</text:span><text:span text:style-name="T25">imization level</text:span><text:span text:style-name="T19"> 3 generally reduced loads.</text:span></text:p>
        </text:list-item>
      </text:list>
      <text:p text:style-name="P11"/>
      <text:p text:style-name="P11">RealMM</text:p>
      <text:list xml:id="list2948984238" text:style-name="L10">
        <text:list-item>
          <text:p text:style-name="P26"><text:span text:style-name="T25">The</text:span><text:span text:style-name="T24"> inner product function appears to be more optimal at </text:span><text:span text:style-name="T19">opt</text:span><text:span text:style-name="T25">imization level 3.</text:span></text:p>
        </text:list-item>
        <text:list-item>
          <text:p text:style-name="P26"><text:span text:style-name="T25">The </text:span><text:span text:style-name="T13">Mm</text:span><text:span text:style-name="T19"> <text:s/></text:span><text:span text:style-name="T25">function is </text:span><text:span text:style-name="T19">better </text:span><text:span text:style-name="T25">at optimization level </text:span><text:span text:style-name="T19">0.</text:span></text:p>
        </text:list-item>
        <text:list-item>
          <text:p text:style-name="P30">Experimental analysis would be necessary <text:span text:style-name="T25">to determine which optimization would be more desirable.</text:span></text:p>
        </text:list-item>
      </text:list>
      <text:p text:style-name="P11"/>
      <text:p text:style-name="P11">Towers</text:p>
      <text:list xml:id="list1635302563" text:style-name="L11">
        <text:list-item>
          <text:p text:style-name="P27"><text:span text:style-name="T25">The number of loads in each block is s</text:span><text:span text:style-name="T19">ignificantly reduced </text:span><text:span text:style-name="T25">for optimization level 3.</text:span></text:p>
        </text:list-item>
      </text:list>
      <text:p text:style-name="P11"/>
      <text:p text:style-name="P11">Treesort</text:p>
      <text:list xml:id="list2938667386" text:style-name="L12">
        <text:list-item>
          <text:p text:style-name="P28"><text:span text:style-name="T25">The number of loads in each block is s</text:span><text:span text:style-name="T19">ignificantly reduced </text:span><text:span text:style-name="T25">for optimization level 3.</text:span></text:p>
        </text:list-item>
      </text:list>
      <text:p text:style-name="P11"/>
      <text:p text:style-name="P32">Summary <text:span text:style-name="T20">fo Clang Options and Basic Block Size</text:span></text:p>
      <text:p text:style-name="P12"/>
      <text:p text:style-name="P12">Generally <text:span text:style-name="T25">optimization level 3</text:span> appear<text:span text:style-name="T25">s</text:span> to be more optimal. <text:span text:style-name="T27">Several basic optimizations were observed at optimization level 3</text:span>. T<text:span text:style-name="T27">hese optimizations likely included function inling, loop unrolling, and multiplication substitution. The most certain and obvious optimization was the reduction of load instructions. </text:span>The load reductions make much sense because memory accesses often take several more cycles than <text:span text:style-name="T25">regular instructions. There are some cases in which optimization level 0 </text:span><text:span text:style-name="T27">reduced the block sizes compared to optimization level 3, but it is difficult to say whether this is more optimal</text:span><text:span text:style-name="T25">. In the future, it would be worthwhile to compare the execution times of the programs </text:span><text:span text:style-name="T27">at the optimization levels </text:span><text:span text:style-name="T25">to more completely determine which optimization level is the most optimal for the Clang compil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1T15:24:19.942921234</meta:creation-date>
    <dc:date>2022-09-12T12:36:30.003099870</dc:date>
    <meta:editing-duration>PT29M56S</meta:editing-duration>
    <meta:editing-cycles>7</meta:editing-cycles>
    <meta:generator>LibreOffice/7.3.5.2$Linux_X86_64 LibreOffice_project/30$Build-2</meta:generator>
    <meta:document-statistic meta:table-count="0" meta:image-count="0" meta:object-count="0" meta:page-count="3" meta:paragraph-count="45" meta:word-count="1164" meta:character-count="7079" meta:non-whitespace-character-count="5977"/>
  </office:meta>
</office:document-meta>
</file>